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9cm" svg:height="8.999cm" svg:x="6.736cm" svg:y="1.428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791cm" svg:y="10.295cm">
            <draw:object draw:notify-on-update-of-ranges="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BAKTERIE</text:p>
          </table:table-cell>
          <table:table-cell office:value-type="string" calcext:value-type="string">
            <text:p>PEŁZACZE</text:p>
          </table:table-cell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599" calcext:value-type="float">
            <text:p>135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11070" calcext:value-type="float">
            <text:p>1107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579" calcext:value-type="float">
            <text:p>1357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4095" calcext:value-type="float">
            <text:p>24095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4912" calcext:value-type="float">
            <text:p>24912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29798" calcext:value-type="float">
            <text:p>29798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37738" calcext:value-type="float">
            <text:p>37738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33073" calcext:value-type="float">
            <text:p>33073</text:p>
          </table:table-cell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float" office:value="34673" calcext:value-type="float">
            <text:p>34673</text:p>
          </table:table-cell>
          <table:table-cell office:value-type="float" office:value="12142" calcext:value-type="float">
            <text:p>12142</text:p>
          </table:table-cell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float" office:value="12972" calcext:value-type="float">
            <text:p>12972</text:p>
          </table:table-cell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float" office:value="19251" calcext:value-type="float">
            <text:p>19251</text:p>
          </table:table-cell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1">
          <table:table-cell office:value-type="float" office:value="17426" calcext:value-type="float">
            <text:p>17426</text:p>
          </table:table-cell>
          <table:table-cell office:value-type="float" office:value="18791" calcext:value-type="float">
            <text:p>18791</text:p>
          </table:table-cell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float" office:value="16510" calcext:value-type="float">
            <text:p>16510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16364" calcext:value-type="float">
            <text:p>16364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13997" calcext:value-type="float">
            <text:p>13997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9141" calcext:value-type="float">
            <text:p>9141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92" calcext:value-type="float">
            <text:p>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20:18:09.15300000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9:56:28.711000000</meta:creation-date>
    <dc:date>2021-01-14T20:29:32.193000000</dc:date>
    <meta:editing-duration>PT8M16S</meta:editing-duration>
    <meta:editing-cycles>3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3.952cm" style:legend-expansion="high" chart:style-name="ch2"/>
        <chart:plot-area chart:style-name="ch3" table:cell-range-address="Аркуш1.A1:Аркуш1.B502" chart:data-source-has-labels="row" svg:x="0.32cm" svg:y="0.18cm" svg:width="12.164cm" svg:height="8.64cm">
          <chart:coordinate-region svg:x="1.497cm" svg:y="0.301cm" svg:width="10.97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AKTERIE</text:p>
                <draw:g>
                  <svg:desc>Аркуш1.A1:Аркуш1.A1</svg:desc>
                </draw:g>
              </table:table-cell>
              <table:table-cell office:value-type="string">
                <text:p>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4">
                <text:p>20004</text:p>
                <draw:g>
                  <svg:desc>Аркуш1.A2:Аркуш1.A502</svg:desc>
                </draw:g>
              </table:table-cell>
              <table:table-cell office:value-type="float" office:value="1000">
                <text:p>10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99">
                <text:p>135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48">
                <text:p>20048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52">
                <text:p>4952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9">
                <text:p>3579</text:p>
              </table:table-cell>
              <table:table-cell office:value-type="float" office:value="11070">
                <text:p>11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0">
                <text:p>960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">
                <text:p>270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4406">
                <text:p>4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2">
                <text:p>3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4">
                <text:p>4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8">
                <text:p>6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6">
                <text:p>9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2">
                <text:p>11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8">
                <text:p>13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1">
                <text:p>166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1">
                <text:p>159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5">
                <text:p>147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2">
                <text:p>104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7">
                <text:p>59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">
                <text:p>14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">
                <text:p>8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1">
                <text:p>8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87">
                <text:p>19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83">
                <text:p>36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98">
                <text:p>60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45">
                <text:p>92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79">
                <text:p>1357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20">
                <text:p>1872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95">
                <text:p>2409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12">
                <text:p>24912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798">
                <text:p>29798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738">
                <text:p>37738</text:p>
              </table:table-cell>
              <table:table-cell office:value-type="float" office:value="8519">
                <text:p>8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073">
                <text:p>33073</text:p>
              </table:table-cell>
              <table:table-cell office:value-type="float" office:value="9695">
                <text:p>9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673">
                <text:p>34673</text:p>
              </table:table-cell>
              <table:table-cell office:value-type="float" office:value="12142">
                <text:p>12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855">
                <text:p>26855</text:p>
              </table:table-cell>
              <table:table-cell office:value-type="float" office:value="12972">
                <text:p>12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233">
                <text:p>27233</text:p>
              </table:table-cell>
              <table:table-cell office:value-type="float" office:value="19251">
                <text:p>19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14">
                <text:p>25214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26">
                <text:p>17426</text:p>
              </table:table-cell>
              <table:table-cell office:value-type="float" office:value="18791">
                <text:p>18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33">
                <text:p>12533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28">
                <text:p>9028</text:p>
              </table:table-cell>
              <table:table-cell office:value-type="float" office:value="16364">
                <text:p>16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1">
                <text:p>6901</text:p>
              </table:table-cell>
              <table:table-cell office:value-type="float" office:value="13997">
                <text:p>13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53">
                <text:p>4953</text:p>
              </table:table-cell>
              <table:table-cell office:value-type="float" office:value="9141">
                <text:p>9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23">
                <text:p>3423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90">
                <text:p>2290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64">
                <text:p>1364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1">
                <text:p>941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5">
                <text:p>235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">
                <text:p>129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6">
                <text:p>35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0">
                <text:p>55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4">
                <text:p>57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8">
                <text:p>48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7">
                <text:p>49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7">
                <text:p>57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1">
                <text:p>13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9">
                <text:p>379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7">
                <text:p>48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7">
                <text:p>62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4">
                <text:p>64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8">
                <text:p>27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1">
                <text:p>251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0">
                <text:p>49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7">
                <text:p>277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6">
                <text:p>43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8">
                <text:p>54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0">
                <text:p>50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4">
                <text:p>60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0">
                <text:p>56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6">
                <text:p>18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3">
                <text:p>43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1">
                <text:p>19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6">
                <text:p>40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6">
                <text:p>28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7">
                <text:p>48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8">
                <text:p>33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6">
                <text:p>59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7">
                <text:p>727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9">
                <text:p>80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1">
                <text:p>42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7">
                <text:p>187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5">
                <text:p>19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">
                <text:p>18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">
                <text:p>15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9">
                <text:p>12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5">
                <text:p>13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">
                <text:p>1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">
                <text:p>10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">
                <text:p>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8">
                <text:p>1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">
                <text:p>1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">
                <text:p>1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">
                <text:p>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">
                <text:p>1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5">
                <text:p>1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">
                <text:p>9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">
                <text:p>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5">
                <text:p>1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">
                <text:p>1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">
                <text:p>1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1">
                <text:p>2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9">
                <text:p>2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7">
                <text:p>2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9">
                <text:p>2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9">
                <text:p>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9">
                <text:p>3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6">
                <text:p>3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3">
                <text:p>37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1">
                <text:p>35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7">
                <text:p>32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6">
                <text:p>28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5">
                <text:p>13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">
                <text:p>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">
                <text:p>7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">
                <text:p>8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">
                <text:p>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">
                <text:p>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4">
                <text:p>1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7">
                <text:p>1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0">
                <text:p>1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">
                <text:p>1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6">
                <text:p>1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">
                <text:p>1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">
                <text:p>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">
                <text:p>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6">
                <text:p>1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">
                <text:p>1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0">
                <text:p>1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8">
                <text:p>1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3">
                <text:p>1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6">
                <text:p>1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3">
                <text:p>15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">
                <text:p>9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">
                <text:p>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">
                <text:p>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">
                <text:p>1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8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3">
                <text:p>1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7">
                <text:p>1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3">
                <text:p>2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">
                <text:p>3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6">
                <text:p>4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5">
                <text:p>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9">
                <text:p>7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71">
                <text:p>97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63">
                <text:p>11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92">
                <text:p>129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21">
                <text:p>122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47">
                <text:p>104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64">
                <text:p>86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14">
                <text:p>71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4">
                <text:p>72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7">
                <text:p>59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4">
                <text:p>63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8">
                <text:p>51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3">
                <text:p>53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">
                <text:p>14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">
                <text:p>8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">
                <text:p>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4">
                <text:p>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4">
                <text:p>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">
                <text:p>1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9">
                <text:p>1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6">
                <text:p>1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3">
                <text:p>2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9">
                <text:p>2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9">
                <text:p>2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6">
                <text:p>3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4">
                <text:p>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9">
                <text:p>29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1">
                <text:p>2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5">
                <text:p>3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3">
                <text:p>3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6">
                <text:p>3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5">
                <text:p>3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5">
                <text:p>2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6">
                <text:p>18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">
                <text:p>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1">
                <text:p>5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">
                <text:p>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1">
                <text:p>1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3">
                <text:p>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9">
                <text:p>1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0">
                <text:p>2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8">
                <text:p>1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">
                <text:p>1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8">
                <text:p>1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6">
                <text:p>20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8">
                <text:p>2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4">
                <text:p>1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3">
                <text:p>1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2">
                <text:p>1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">
                <text:p>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3">
                <text:p>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">
                <text:p>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">
                <text:p>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9">
                <text:p>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5">
                <text:p>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8">
                <text:p>1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4">
                <text:p>2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9">
                <text:p>2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0">
                <text:p>3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5">
                <text:p>3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3">
                <text:p>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1">
                <text:p>3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1">
                <text:p>26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9">
                <text:p>26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9">
                <text:p>21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1">
                <text:p>1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">
                <text:p>1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1">
                <text:p>10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2">
                <text:p>8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2">
                <text:p>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8">
                <text:p>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1">
                <text:p>1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3">
                <text:p>1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1">
                <text:p>1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5">
                <text:p>1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7">
                <text:p>1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1">
                <text:p>14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3">
                <text:p>1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9">
                <text:p>2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0">
                <text:p>2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2">
                <text:p>2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8">
                <text:p>2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3">
                <text:p>1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2">
                <text:p>18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6">
                <text:p>1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3">
                <text:p>1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1">
                <text:p>1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">
                <text:p>1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">
                <text:p>1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3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8">
                <text:p>1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9">
                <text:p>2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7">
                <text:p>2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6">
                <text:p>2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4">
                <text:p>1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9">
                <text:p>10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">
                <text:p>7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5">
                <text:p>1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2">
                <text:p>1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">
                <text:p>1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6">
                <text:p>1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6">
                <text:p>2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2">
                <text:p>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4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0">
                <text:p>2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3">
                <text:p>2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3">
                <text:p>2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1">
                <text:p>1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6">
                <text:p>18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5">
                <text:p>1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4">
                <text:p>1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6">
                <text:p>1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3">
                <text:p>1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">
                <text:p>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3">
                <text:p>1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">
                <text:p>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2">
                <text:p>1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4">
                <text:p>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1">
                <text:p>1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0">
                <text:p>1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4">
                <text:p>1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4">
                <text:p>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3">
                <text:p>1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2">
                <text:p>1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2">
                <text:p>2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3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0">
                <text:p>2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5">
                <text:p>24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0">
                <text:p>2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9">
                <text:p>27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6">
                <text:p>29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4">
                <text:p>3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3">
                <text:p>19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8">
                <text:p>13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7">
                <text:p>5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">
                <text:p>5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6">
                <text:p>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0">
                <text:p>1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6">
                <text:p>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7">
                <text:p>2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2">
                <text:p>2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5">
                <text:p>3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9">
                <text:p>4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2">
                <text:p>6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31">
                <text:p>7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2">
                <text:p>94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39">
                <text:p>1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1">
                <text:p>99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22">
                <text:p>102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2">
                <text:p>98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9">
                <text:p>59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5">
                <text:p>29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2">
                <text:p>10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8">
                <text:p>9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2">
                <text:p>1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">
                <text:p>11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4">
                <text:p>1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1">
                <text:p>1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5">
                <text:p>1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7">
                <text:p>1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6">
                <text:p>1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2">
                <text:p>1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2">
                <text:p>1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9">
                <text:p>1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1">
                <text:p>2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8">
                <text:p>2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2">
                <text:p>3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6">
                <text:p>3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8">
                <text:p>4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0">
                <text:p>4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7">
                <text:p>47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0">
                <text:p>4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9">
                <text:p>18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3">
                <text:p>9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">
                <text:p>6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">
                <text:p>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3">
                <text:p>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5">
                <text:p>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7">
                <text:p>1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8">
                <text:p>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2">
                <text:p>2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0">
                <text:p>3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3">
                <text:p>3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2">
                <text:p>40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5">
                <text:p>3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4">
                <text:p>19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2">
                <text:p>19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8">
                <text:p>10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">
                <text:p>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">
                <text:p>8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9">
                <text:p>6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5">
                <text:p>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5">
                <text:p>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4">
                <text:p>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">
                <text:p>1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6">
                <text:p>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6">
                <text:p>3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1">
                <text:p>4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7">
                <text:p>5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5">
                <text:p>6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7">
                <text:p>81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2">
                <text:p>8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81">
                <text:p>108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30">
                <text:p>12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0">
                <text:p>124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79">
                <text:p>14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78">
                <text:p>147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37">
                <text:p>143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10">
                <text:p>111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24">
                <text:p>724</text:p>
              </table:table-cell>
              <table:table-cell office:value-type="float" office:value="792">
                <text:p>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Аркуш1.A2:Аркуш1.B502 Аркуш1.B1:Аркуш1.B1" chart:data-source-has-labels="row" svg:x="1.331cm" svg:y="0.18cm" svg:width="14.349cm" svg:height="7.659cm">
          <chart:coordinate-region svg:x="2.508cm" svg:y="0.379cm" svg:width="12.707cm" svg:height="6.813cm"/>
          <chart:axis chart:dimension="x" chart:name="primary-x" chart:style-name="ch3">
            <chart:title svg:x="7.852cm" svg:y="8.019cm" chart:style-name="ch4">
              <text:p>Bakterie</text:p>
            </chart:title>
          </chart:axis>
          <chart:axis chart:dimension="y" chart:name="primary-y" chart:style-name="ch5">
            <chart:title svg:x="0.451cm" svg:y="4.728cm" chart:style-name="ch6">
              <text:p>Pełzacze</text:p>
            </chart:title>
            <chart:grid chart:style-name="ch7" chart:class="major"/>
          </chart:axis>
          <chart:series chart:style-name="ch8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4">
                <text:p>20004</text:p>
                <draw:g>
                  <svg:desc>Аркуш1.A2:Аркуш1.A502</svg:desc>
                </draw:g>
              </table:table-cell>
              <table:table-cell office:value-type="float" office:value="1000">
                <text:p>10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99">
                <text:p>135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48">
                <text:p>20048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52">
                <text:p>4952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9">
                <text:p>3579</text:p>
              </table:table-cell>
              <table:table-cell office:value-type="float" office:value="11070">
                <text:p>11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0">
                <text:p>960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">
                <text:p>270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4406">
                <text:p>4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">
                <text:p>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2">
                <text:p>3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4">
                <text:p>4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8">
                <text:p>6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6">
                <text:p>9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2">
                <text:p>11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8">
                <text:p>13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1">
                <text:p>166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1">
                <text:p>159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5">
                <text:p>147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2">
                <text:p>104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7">
                <text:p>59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">
                <text:p>14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">
                <text:p>8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1">
                <text:p>8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87">
                <text:p>19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83">
                <text:p>36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98">
                <text:p>60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45">
                <text:p>92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79">
                <text:p>1357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20">
                <text:p>1872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95">
                <text:p>2409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12">
                <text:p>24912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798">
                <text:p>29798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738">
                <text:p>37738</text:p>
              </table:table-cell>
              <table:table-cell office:value-type="float" office:value="8519">
                <text:p>8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073">
                <text:p>33073</text:p>
              </table:table-cell>
              <table:table-cell office:value-type="float" office:value="9695">
                <text:p>9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673">
                <text:p>34673</text:p>
              </table:table-cell>
              <table:table-cell office:value-type="float" office:value="12142">
                <text:p>121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855">
                <text:p>26855</text:p>
              </table:table-cell>
              <table:table-cell office:value-type="float" office:value="12972">
                <text:p>12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233">
                <text:p>27233</text:p>
              </table:table-cell>
              <table:table-cell office:value-type="float" office:value="19251">
                <text:p>19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14">
                <text:p>25214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26">
                <text:p>17426</text:p>
              </table:table-cell>
              <table:table-cell office:value-type="float" office:value="18791">
                <text:p>18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33">
                <text:p>12533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28">
                <text:p>9028</text:p>
              </table:table-cell>
              <table:table-cell office:value-type="float" office:value="16364">
                <text:p>16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1">
                <text:p>6901</text:p>
              </table:table-cell>
              <table:table-cell office:value-type="float" office:value="13997">
                <text:p>13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53">
                <text:p>4953</text:p>
              </table:table-cell>
              <table:table-cell office:value-type="float" office:value="9141">
                <text:p>9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23">
                <text:p>3423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90">
                <text:p>2290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64">
                <text:p>1364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1">
                <text:p>941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5">
                <text:p>235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">
                <text:p>129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6">
                <text:p>35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0">
                <text:p>55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4">
                <text:p>57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8">
                <text:p>48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7">
                <text:p>49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7">
                <text:p>57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1">
                <text:p>13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9">
                <text:p>379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7">
                <text:p>48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7">
                <text:p>62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4">
                <text:p>64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8">
                <text:p>27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1">
                <text:p>251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0">
                <text:p>49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7">
                <text:p>277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6">
                <text:p>43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8">
                <text:p>54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0">
                <text:p>50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4">
                <text:p>60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0">
                <text:p>56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6">
                <text:p>18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3">
                <text:p>43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1">
                <text:p>19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6">
                <text:p>40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6">
                <text:p>28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7">
                <text:p>48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8">
                <text:p>33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6">
                <text:p>59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7">
                <text:p>727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9">
                <text:p>80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1">
                <text:p>42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7">
                <text:p>187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5">
                <text:p>19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">
                <text:p>186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">
                <text:p>15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9">
                <text:p>12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5">
                <text:p>13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">
                <text:p>1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">
                <text:p>10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">
                <text:p>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8">
                <text:p>1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">
                <text:p>1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">
                <text:p>1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">
                <text:p>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">
                <text:p>1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5">
                <text:p>1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">
                <text:p>9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">
                <text:p>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5">
                <text:p>1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">
                <text:p>1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">
                <text:p>1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1">
                <text:p>2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9">
                <text:p>2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7">
                <text:p>2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9">
                <text:p>2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9">
                <text:p>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9">
                <text:p>3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6">
                <text:p>3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3">
                <text:p>37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1">
                <text:p>35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7">
                <text:p>32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6">
                <text:p>28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5">
                <text:p>13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">
                <text:p>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">
                <text:p>7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">
                <text:p>8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">
                <text:p>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">
                <text:p>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">
                <text:p>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4">
                <text:p>1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7">
                <text:p>1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0">
                <text:p>1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">
                <text:p>1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6">
                <text:p>1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">
                <text:p>1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">
                <text:p>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">
                <text:p>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6">
                <text:p>1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">
                <text:p>1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0">
                <text:p>1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7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8">
                <text:p>1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3">
                <text:p>1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6">
                <text:p>1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9">
                <text:p>1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3">
                <text:p>15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">
                <text:p>9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">
                <text:p>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">
                <text:p>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">
                <text:p>1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8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3">
                <text:p>1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7">
                <text:p>1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3">
                <text:p>2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">
                <text:p>3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6">
                <text:p>4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5">
                <text:p>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9">
                <text:p>7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71">
                <text:p>97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63">
                <text:p>11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92">
                <text:p>129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21">
                <text:p>122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47">
                <text:p>104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64">
                <text:p>86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14">
                <text:p>71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4">
                <text:p>72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7">
                <text:p>59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4">
                <text:p>63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8">
                <text:p>51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3">
                <text:p>53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">
                <text:p>14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">
                <text:p>8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">
                <text:p>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4">
                <text:p>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4">
                <text:p>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">
                <text:p>1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9">
                <text:p>1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9">
                <text:p>1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6">
                <text:p>1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3">
                <text:p>2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9">
                <text:p>2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9">
                <text:p>2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6">
                <text:p>3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4">
                <text:p>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9">
                <text:p>29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1">
                <text:p>2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5">
                <text:p>3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3">
                <text:p>3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6">
                <text:p>3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5">
                <text:p>3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5">
                <text:p>2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6">
                <text:p>18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">
                <text:p>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1">
                <text:p>5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">
                <text:p>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1">
                <text:p>1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3">
                <text:p>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9">
                <text:p>1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0">
                <text:p>2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8">
                <text:p>1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">
                <text:p>1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8">
                <text:p>1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6">
                <text:p>20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8">
                <text:p>2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4">
                <text:p>1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3">
                <text:p>1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2">
                <text:p>1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">
                <text:p>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3">
                <text:p>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">
                <text:p>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">
                <text:p>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9">
                <text:p>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5">
                <text:p>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8">
                <text:p>1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4">
                <text:p>2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9">
                <text:p>2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0">
                <text:p>3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5">
                <text:p>3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3">
                <text:p>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1">
                <text:p>3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1">
                <text:p>26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9">
                <text:p>26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9">
                <text:p>21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1">
                <text:p>1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">
                <text:p>1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1">
                <text:p>10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2">
                <text:p>8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2">
                <text:p>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8">
                <text:p>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1">
                <text:p>1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3">
                <text:p>1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1">
                <text:p>1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">
                <text:p>1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5">
                <text:p>1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7">
                <text:p>1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1">
                <text:p>14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3">
                <text:p>1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9">
                <text:p>2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0">
                <text:p>2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2">
                <text:p>2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8">
                <text:p>2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3">
                <text:p>1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2">
                <text:p>18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6">
                <text:p>1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3">
                <text:p>1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1">
                <text:p>1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">
                <text:p>1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">
                <text:p>1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3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8">
                <text:p>1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9">
                <text:p>2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7">
                <text:p>2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6">
                <text:p>2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4">
                <text:p>1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9">
                <text:p>10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">
                <text:p>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">
                <text:p>7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5">
                <text:p>1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2">
                <text:p>1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">
                <text:p>1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6">
                <text:p>1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6">
                <text:p>2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2">
                <text:p>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4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0">
                <text:p>2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3">
                <text:p>2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3">
                <text:p>2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1">
                <text:p>1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6">
                <text:p>18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5">
                <text:p>1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4">
                <text:p>1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6">
                <text:p>1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3">
                <text:p>1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6">
                <text:p>1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">
                <text:p>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3">
                <text:p>1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">
                <text:p>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2">
                <text:p>1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4">
                <text:p>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1">
                <text:p>1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0">
                <text:p>1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4">
                <text:p>1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4">
                <text:p>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3">
                <text:p>1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2">
                <text:p>1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2">
                <text:p>2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3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0">
                <text:p>2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5">
                <text:p>24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70">
                <text:p>2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9">
                <text:p>27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6">
                <text:p>29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4">
                <text:p>3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3">
                <text:p>19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8">
                <text:p>13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7">
                <text:p>5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">
                <text:p>5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6">
                <text:p>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">
                <text:p>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0">
                <text:p>1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6">
                <text:p>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7">
                <text:p>2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2">
                <text:p>2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5">
                <text:p>3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9">
                <text:p>4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2">
                <text:p>6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31">
                <text:p>7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2">
                <text:p>94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39">
                <text:p>1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1">
                <text:p>99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22">
                <text:p>102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2">
                <text:p>98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9">
                <text:p>59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5">
                <text:p>29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2">
                <text:p>10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8">
                <text:p>9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2">
                <text:p>1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">
                <text:p>11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4">
                <text:p>1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1">
                <text:p>1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5">
                <text:p>1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7">
                <text:p>1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6">
                <text:p>1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2">
                <text:p>1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2">
                <text:p>1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9">
                <text:p>1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1">
                <text:p>2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8">
                <text:p>2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2">
                <text:p>3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6">
                <text:p>3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18">
                <text:p>4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0">
                <text:p>4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7">
                <text:p>47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0">
                <text:p>4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9">
                <text:p>18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3">
                <text:p>9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">
                <text:p>6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">
                <text:p>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3">
                <text:p>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5">
                <text:p>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7">
                <text:p>1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8">
                <text:p>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3">
                <text:p>2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2">
                <text:p>2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0">
                <text:p>3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3">
                <text:p>3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2">
                <text:p>40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5">
                <text:p>3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4">
                <text:p>19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2">
                <text:p>19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8">
                <text:p>10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">
                <text:p>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">
                <text:p>8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9">
                <text:p>6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5">
                <text:p>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5">
                <text:p>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4">
                <text:p>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">
                <text:p>1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2">
                <text:p>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6">
                <text:p>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56">
                <text:p>3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1">
                <text:p>4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7">
                <text:p>5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5">
                <text:p>6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7">
                <text:p>81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2">
                <text:p>8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81">
                <text:p>108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30">
                <text:p>12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0">
                <text:p>124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79">
                <text:p>14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78">
                <text:p>147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37">
                <text:p>143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10">
                <text:p>111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24">
                <text:p>724</text:p>
              </table:table-cell>
              <table:table-cell office:value-type="float" office:value="792">
                <text:p>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